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ource Code Pro" svg:font-family="'Source Code Pr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8b26e" officeooo:paragraph-rsid="0018b26e" style:font-size-asian="14pt" style:font-size-complex="14pt"/>
    </style:style>
    <style:style style:name="P2" style:family="paragraph" style:parent-style-name="Standard">
      <style:paragraph-properties fo:text-align="start" style:justify-single-word="false"/>
      <style:text-properties fo:font-size="12pt" officeooo:rsid="0018b26e" officeooo:paragraph-rsid="0018b26e" style:font-size-asian="12pt" style:font-size-complex="12pt"/>
    </style:style>
    <style:style style:name="P3" style:family="paragraph" style:parent-style-name="Standard">
      <style:text-properties officeooo:rsid="001baa56" officeooo:paragraph-rsid="001baa56"/>
    </style:style>
    <style:style style:name="P4" style:family="paragraph" style:parent-style-name="Standard" style:list-style-name="L1">
      <style:text-properties officeooo:rsid="001baa56" officeooo:paragraph-rsid="001baa56"/>
    </style:style>
    <style:style style:name="P5" style:family="paragraph" style:parent-style-name="Standard">
      <style:text-properties officeooo:rsid="001baa56" officeooo:paragraph-rsid="001baa56"/>
    </style:style>
    <style:style style:name="P6" style:family="paragraph" style:parent-style-name="Standard">
      <style:text-properties officeooo:rsid="001d8057" officeooo:paragraph-rsid="001d8057"/>
    </style:style>
    <style:style style:name="P7" style:family="paragraph" style:parent-style-name="Standard">
      <style:text-properties style:font-name="Source Code Pro"/>
    </style:style>
    <style:style style:name="P8" style:family="paragraph" style:parent-style-name="Standard">
      <style:paragraph-properties fo:text-align="start" style:justify-single-word="false"/>
      <style:text-properties style:font-name="Arial" fo:font-size="12pt" fo:font-weight="bold" officeooo:rsid="0018b26e" officeooo:paragraph-rsid="0018b26e" style:font-size-asian="12pt" style:font-weight-asian="bold" style:font-size-complex="12pt" style:font-weight-complex="bold"/>
    </style:style>
    <style:style style:name="P9" style:family="paragraph" style:parent-style-name="Standard">
      <style:text-properties style:font-name="Arial" fo:font-weight="bold" officeooo:rsid="001d8057" officeooo:paragraph-rsid="001d8057" style:font-weight-asian="bold" style:font-weight-complex="bold"/>
    </style:style>
    <style:style style:name="P10" style:family="paragraph" style:parent-style-name="Standard">
      <style:paragraph-properties fo:text-align="center" style:justify-single-word="false"/>
      <style:text-properties fo:font-size="18pt" fo:font-weight="bold" officeooo:rsid="0018b26e" officeooo:paragraph-rsid="0018b26e" style:font-size-asian="18pt" style:font-weight-asian="bold" style:font-size-complex="18pt" style:font-weight-complex="bold"/>
    </style:style>
    <style:style style:name="T1" style:family="text">
      <style:text-properties fo:color="#dcdcdc" style:font-name="Consolas" fo:font-size="9.5pt" style:font-size-asian="9.5pt" fo:background-color="#1e1e1e"/>
    </style:style>
    <style:style style:name="T2" style:family="text">
      <style:text-properties officeooo:rsid="001baa56"/>
    </style:style>
    <style:style style:name="T3" style:family="text">
      <style:text-properties officeooo:rsid="001d8057"/>
    </style:style>
    <style:style style:name="T4" style:family="text">
      <style:text-properties officeooo:rsid="001d9072"/>
    </style:style>
    <style:style style:name="T5" style:family="text">
      <style:text-properties style:font-name="Source Code Pro"/>
    </style:style>
    <style:style style:name="T6" style:family="text">
      <style:text-properties officeooo:rsid="001ecf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uidelines to working with the codebase</text:p>
      <text:p text:style-name="P1"/>
      <text:p text:style-name="P2">The project CommonClasses contains <text:span text:style-name="T4">some</text:span> code that is expected to be reused in the applications.</text:p>
      <text:p text:style-name="P2"/>
      <text:p text:style-name="P8">DBConnection:</text:p>
      <text:p text:style-name="P2"><text:tab/>Responsible for connecting to the database. Just make <text:span text:style-name="T6">it </text:span>a private field in the form class and open the connection right before using it and close it immediately after finished. This way it is active only when needed and network disconnects don’t crash the app.</text:p>
      <text:p text:style-name="P2"><text:tab/>The methods for executing queries are <text:span text:style-name="T2">of the 3 types</text:span>:</text:p>
      <text:list xml:id="list8597903867041846335" text:style-name="L1">
        <text:list-item>
          <text:p text:style-name="P4">reader query</text:p>
        </text:list-item>
        <text:list-item>
          <text:p text:style-name="P4">scalar query</text:p>
        </text:list-item>
        <text:list-item>
          <text:p text:style-name="P4">nonquery</text:p>
        </text:list-item>
      </text:list>
      <text:p text:style-name="P3"/>
      <text:p text:style-name="P9">Queries:</text:p>
      <text:p text:style-name="P6"><text:tab/>Predefined queries are stored in the Queries class. Before adding a query there test it in phpmyadmin to make sure it is bug-free. Those queries have placeholders which can be filled in with <text:span text:style-name="T5">String.Format(Queries.QUERY_NAME, values…)</text:span>.</text:p>
      <text:p text:style-name="P6"/>
      <text:p text:style-name="P9">Person:</text:p>
      <text:p text:style-name="P6"><text:tab/>Constructor takes a data reader and fills the class fields. <text:span text:style-name="T4">Used as a container.</text:span></text:p>
      <text:p text:style-name="P6"/>
      <text:p text:style-name="P9">Prompt:</text:p>
      <text:p text:style-name="P6"><text:tab/>Displays a text input dialog. Invoke with:</text:p>
      <text:p text:style-name="P7"><text:span text:style-name="T3">string s = </text:span>Prompt.ShowDialog("<text:span text:style-name="T3">text</text:span>", "<text:span text:style-name="T3">title</text:span>");</text:p>
      <text:p text:style-name="P3"/>
      <text:p text:style-name="P9">StatusPanelController:</text:p>
      <text:p text:style-name="P6"><text:tab/>Contains the functionality of the status gui panel. <text:span text:style-name="T4">Important methods are:</text:span></text:p>
      <text:p text:style-name="Standard"><text:span text:style-name="T5">SelectUserFromQRReaderCode()</text:span> - <text:span text:style-name="T4">retrieves the QR value read by the scan app and afterward retrieves information about the visitor.</text:span></text:p>
      <text:p text:style-name="Standard"><text:span text:style-name="T5">NullQRvalueInDB()</text:span> - <text:span text:style-name="T4">Nulls the QR value for the scanner, allowing it to scan new c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ource Code Pro" svg:font-family="'Source Code Pr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9:54:00.830740297</meta:creation-date>
    <dc:date>2016-05-25T21:58:20.604000000</dc:date>
    <meta:editing-duration>PT51M16S</meta:editing-duration>
    <meta:editing-cycles>6</meta:editing-cycles>
    <meta:generator>LibreOffice/5.1.2.2$Windows_x86 LibreOffice_project/d3bf12ecb743fc0d20e0be0c58ca359301eb705f</meta:generator>
    <meta:document-statistic meta:table-count="0" meta:image-count="0" meta:object-count="0" meta:page-count="1" meta:paragraph-count="19" meta:word-count="194" meta:character-count="1237" meta:non-whitespace-character-count="1059"/>
  </office:meta>
</office:document-meta>
</file>